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a486" officeooo:paragraph-rsid="001da486" style:font-weight-asian="bold" style:font-weight-complex="bold"/>
    </style:style>
    <style:style style:name="P2" style:family="paragraph" style:parent-style-name="Standard">
      <style:text-properties fo:font-weight="bold" officeooo:rsid="001e1bf0" officeooo:paragraph-rsid="001e1bf0" style:font-weight-asian="bold" style:font-weight-complex="bold"/>
    </style:style>
    <style:style style:name="P3" style:family="paragraph" style:parent-style-name="Standard">
      <style:text-properties fo:font-weight="normal" officeooo:rsid="001e1bf0" officeooo:paragraph-rsid="001e1bf0" style:font-weight-asian="normal" style:font-weight-complex="normal"/>
    </style:style>
    <style:style style:name="T1" style:family="text">
      <style:text-properties officeooo:rsid="001feb0e"/>
    </style:style>
    <style:style style:name="T2" style:family="text">
      <style:text-properties officeooo:rsid="00212c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structCharacterList.py</text:p>
      <text:p text:style-name="P2"/>
      <text:p text:style-name="P3">This code reads a FlorML file, and returns a list of all characters found in the FlorML file. The sub characters are displayed together with their parent characters <text:span text:style-name="T2">in aplhabetical order</text:span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09:28:08.509910325</meta:creation-date>
    <dc:date>2015-04-13T16:59:11.101360239</dc:date>
    <meta:editing-duration>PT32S</meta:editing-duration>
    <meta:editing-cycles>1</meta:editing-cycles>
    <meta:document-statistic meta:table-count="0" meta:image-count="0" meta:object-count="0" meta:page-count="1" meta:paragraph-count="2" meta:word-count="32" meta:character-count="215" meta:non-whitespace-character-count="182"/>
    <meta:generator>LibreOffice/4.2.7.2$Linux_X86_64 LibreOffice_project/420m0$Build-2</meta:generator>
  </office:meta>
</office:document-meta>
</file>